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Mono" fo:font-size="10pt" officeooo:paragraph-rsid="001c0824" style:font-size-asian="10pt" style:font-size-complex="10pt"/>
    </style:style>
    <style:style style:name="P2" style:family="paragraph" style:parent-style-name="Text_20_body">
      <style:text-properties style:font-name="Liberation Mono" fo:font-size="10pt" officeooo:paragraph-rsid="001c8c46" style:font-size-asian="10pt" style:font-size-complex="10pt"/>
    </style:style>
    <style:style style:name="P3" style:family="paragraph" style:parent-style-name="Text_20_body">
      <style:text-properties officeooo:paragraph-rsid="001b19e4"/>
    </style:style>
    <style:style style:name="P4" style:family="paragraph" style:parent-style-name="Text_20_body">
      <style:text-properties officeooo:paragraph-rsid="001c0824"/>
    </style:style>
    <style:style style:name="P5" style:family="paragraph" style:parent-style-name="Text_20_body">
      <style:text-properties officeooo:paragraph-rsid="001c8c46"/>
    </style:style>
    <style:style style:name="P6" style:family="paragraph" style:parent-style-name="Text_20_body">
      <style:text-properties officeooo:paragraph-rsid="001e7d3e"/>
    </style:style>
    <style:style style:name="P7" style:family="paragraph" style:parent-style-name="Text_20_body">
      <style:text-properties officeooo:paragraph-rsid="0021d47b"/>
    </style:style>
    <style:style style:name="P8" style:family="paragraph" style:parent-style-name="Preformatted_20_Text">
      <style:paragraph-properties fo:margin-top="0cm" fo:margin-bottom="0.499cm" style:contextual-spacing="false"/>
    </style:style>
    <style:style style:name="P9" style:family="paragraph" style:parent-style-name="Heading_20_2">
      <style:text-properties officeooo:paragraph-rsid="001b19e4"/>
    </style:style>
    <style:style style:name="P10" style:family="paragraph" style:parent-style-name="Text_20_body" style:list-style-name="L1"/>
    <style:style style:name="P11" style:family="paragraph" style:parent-style-name="Text_20_body">
      <style:text-properties style:font-name="Liberation Mono" fo:font-size="10pt" style:font-size-asian="10pt" style:font-size-complex="10pt"/>
    </style:style>
    <style:style style:name="P12" style:family="paragraph" style:parent-style-name="Text_20_body">
      <style:text-properties style:font-name="Liberation Mono" fo:font-size="10pt" officeooo:paragraph-rsid="001e7d3e" style:font-size-asian="10pt" style:font-size-complex="10pt"/>
    </style:style>
    <style:style style:name="P13" style:family="paragraph" style:parent-style-name="Text_20_body">
      <style:text-properties style:font-name="Liberation Mono" fo:font-size="10pt" officeooo:rsid="001add0b" officeooo:paragraph-rsid="001add0b" style:font-size-asian="10pt" style:font-size-complex="10pt"/>
    </style:style>
    <style:style style:name="P14" style:family="paragraph" style:parent-style-name="Text_20_body" style:list-style-name="L1">
      <style:paragraph-properties fo:margin-top="0cm" fo:margin-bottom="0cm" style:contextual-spacing="false"/>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add0b" style:font-size-asian="10pt" style:font-size-complex="10pt"/>
    </style:style>
    <style:style style:name="T3" style:family="text">
      <style:text-properties style:font-name="Liberation Mono" fo:font-size="10pt" officeooo:rsid="001b19e4" style:font-size-asian="10pt" style:font-size-complex="10pt"/>
    </style:style>
    <style:style style:name="T4" style:family="text">
      <style:text-properties style:font-name="Liberation Mono" fo:font-size="10pt" officeooo:rsid="001c0824" style:font-size-asian="10pt" style:font-size-complex="10pt"/>
    </style:style>
    <style:style style:name="T5" style:family="text">
      <style:text-properties style:font-name="Liberation Mono" fo:font-size="10pt" officeooo:rsid="001c8c46" style:font-size-asian="10pt" style:font-size-complex="10pt"/>
    </style:style>
    <style:style style:name="T6" style:family="text">
      <style:text-properties style:font-name="Liberation Mono" fo:font-size="10pt" officeooo:rsid="001d4f8c" style:font-size-asian="10pt" style:font-size-complex="10pt"/>
    </style:style>
    <style:style style:name="T7" style:family="text">
      <style:text-properties style:font-name="Liberation Mono" fo:font-size="10pt" officeooo:rsid="001e7d3e" style:font-size-asian="10pt" style:font-size-complex="10pt"/>
    </style:style>
    <style:style style:name="T8" style:family="text">
      <style:text-properties style:font-name="Liberation Mono" fo:font-size="10pt" officeooo:rsid="001fc422" style:font-size-asian="10pt" style:font-size-complex="10pt"/>
    </style:style>
    <style:style style:name="T9" style:family="text">
      <style:text-properties style:font-name="Liberation Mono" fo:font-size="10pt" officeooo:rsid="0021d47b" style:font-size-asian="10pt" style:font-size-complex="10pt"/>
    </style:style>
    <style:style style:name="T10" style:family="text">
      <style:text-properties style:font-name="Liberation Mono" fo:font-size="10pt" officeooo:rsid="0023527b" style:font-size-asian="10pt" style:font-size-complex="10pt"/>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officeooo:rsid="001c0824"/>
    </style:style>
    <style:style style:name="T13" style:family="text">
      <style:text-properties officeooo:rsid="001c8c46"/>
    </style:style>
    <style:style style:name="T14" style:family="text">
      <style:text-properties officeooo:rsid="001f5db7"/>
    </style:style>
    <style:style style:name="T15" style:family="text">
      <style:text-properties officeooo:rsid="0021d47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ntier tool <text:span text:style-name="T12">is a particular release of release of g</text:span>eth <text:span text:style-name="T14">plus these components:</text:span></text:p>
      <text:list xml:id="list5323289584080473519" text:style-name="L1">
        <text:list-item>
          <text:p text:style-name="P14"><text:span text:style-name="Source_20_Text"><text:span text:style-name="T1">web3.js</text:span></text:span><text:span text:style-name="T1"> library implementing the </text:span><text:a xlink:type="simple" xlink:href="https://github.com/ethereum/wiki/wiki/JavaScript-API"><text:span text:style-name="T1">JavaScript API</text:span></text:a><text:span text:style-name="T1"> </text:span><text:span text:style-name="T8">so</text:span><text:span text:style-name="T1"> Dapps </text:span><text:span text:style-name="T8">can</text:span><text:span text:style-name="T1"> interact with an ethereum node </text:span></text:p>
        </text:list-item>
        <text:list-item>
          <text:p text:style-name="P14"><text:span text:style-name="Source_20_Text"><text:span text:style-name="T1">solc</text:span></text:span><text:span text:style-name="T1"> a standalone solidity compiler </text:span><text:a xlink:type="simple" xlink:href="https://github.com/ethereum/go-ethereum/wiki/Contracts-and-Transactions#compiling-a-contract"><text:span text:style-name="T1">to compile solidity code</text:span></text:a><text:span text:style-name="T1"> </text:span></text:p>
        </text:list-item>
        <text:list-item>
          <text:p text:style-name="P14"><text:span text:style-name="Source_20_Text"><text:span text:style-name="T1">ethminer</text:span></text:span><text:span text:style-name="T1"> a standalone miner for openCL </text:span><text:a xlink:type="simple" xlink:href="https://github.com/ethereum/go-ethereum/wiki/Mining#gpu-mining"><text:span text:style-name="T1">GPU mining</text:span></text:a><text:span text:style-name="T1"> </text:span></text:p>
        </text:list-item>
        <text:list-item>
          <text:p text:style-name="P10"><text:span text:style-name="Source_20_Text"><text:span text:style-name="T1">netstat</text:span></text:span><text:span text:style-name="T1"> a </text:span><text:a xlink:type="simple" xlink:href="https://github.com/ethereum/wiki/wiki/Network-Status"><text:span text:style-name="T1">network monitoring GUI</text:span></text:a><text:span text:style-name="T1"> </text:span></text:p>
        </text:list-item>
      </text:list>
      <text:p text:style-name="P2"><text:span text:style-name="T13">geth has three interfaces</text:span>: the <text:a xlink:type="simple" xlink:href="https://ethereum.gitbooks.io/frontier-guide/content/Command-Line-Options">command line subcommands and options</text:a>, a Json-rpc server and an interactive console </text:p>
      <text:p text:style-name="P12">nb cannot use --dev and --testnet together</text:p>
      <text:p text:style-name="P6"><text:span text:style-name="T7">dev</text:span><text:span text:style-name="T3"> is for me alone, whereas </text:span><text:span text:style-name="T7">testnet </text:span><text:span text:style-name="T3">is a </text:span><text:span text:style-name="T1">public testing network, where mining is easier than </text:span><text:span text:style-name="T3">on the </text:span><text:span text:style-name="T1">main network, but harder than dev which is </text:span><text:span text:style-name="T3">the </text:span><text:span text:style-name="T1">easiest</text:span></text:p>
      <text:p text:style-name="Text_20_body"><text:span text:style-name="T1">Ethereum-Wallet will try to connect to </text:span><text:span text:style-name="T2">geth by attaching to </text:span><text:span text:style-name="T1">the default ipc path at </text:span><text:span text:style-name="Source_20_Text"><text:span text:style-name="T1">~/Library/Ethereum/geth.ipc</text:span></text:span><text:span text:style-name="T1"> if not changed via –</text:span><text:span text:style-name="Source_20_Text"><text:span text:style-name="T1">ipcpath</text:span></text:span></text:p>
      <text:p text:style-name="P3"><text:span text:style-name="T3">nb the </text:span><text:span text:style-name="Source_20_Text"><text:span text:style-name="T1">geth</text:span></text:span><text:span text:style-name="T1"> ipc socket is not automatically created and its also not considerable a permanent resource</text:span></text:p>
      <text:p text:style-name="P5"><text:span text:style-name="T3">the </text:span><text:span text:style-name="Source_20_Text"><text:span text:style-name="T3">geth.ipc socket only exists as long as geth is </text:span></text:span><text:span text:style-name="Emphasis"><text:span text:style-name="T3">running</text:span></text:span><text:span text:style-name="Source_20_Text"><text:span text:style-name="T3"> </text:span></text:span></text:p>
      <text:p text:style-name="P5"><text:span text:style-name="Source_20_Text"><text:span text:style-name="T5">S</text:span></text:span><text:span text:style-name="Source_20_Text"><text:span text:style-name="T3">pecify the ipc path with the --ipcpath "/path/to/my/geth.ipc" flag</text:span></text:span></text:p>
      <text:p text:style-name="P5"><text:span text:style-name="Source_20_Text"><text:span text:style-name="T5">e.g., </text:span></text:span></text:p>
      <text:p text:style-name="P5"><text:span text:style-name="Source_20_Text"><text:span text:style-name="T11">geth --dev --datadir /tmp/devdata --ipcpath $HOME/.ethereum/geth.ipc console</text:span></text:span></text:p>
      <text:p text:style-name="P5"><text:span text:style-name="Source_20_Text"><text:span text:style-name="T1">The --dev flag creates a private testnet, accessible only to me. It automatically sets flags like --maxpeers 0 and a temporary datadir</text:span></text:span></text:p>
      <text:p text:style-name="P5"><text:span text:style-name="Source_20_Text"><text:span text:style-name="T1">--</text:span></text:span><text:span text:style-name="Source_20_Text"><text:span text:style-name="T6">maxpeers stops others from connecting</text:span></text:span></text:p>
      <text:p text:style-name="P5"><text:span text:style-name="Source_20_Text"><text:span text:style-name="T3">geth opens &amp; uses the ipc path I specified in $HOME/.ethereum/geth.ipc console to attach rather than the default path ~/Library/Ethereum/geth.ipc </text:span></text:span></text:p>
      <text:p text:style-name="P5"><text:span text:style-name="Source_20_Text"><text:span text:style-name="T5">C</text:span></text:span><text:span text:style-name="Source_20_Text"><text:span text:style-name="T3">ontrol the available apis with the --ipcapi flag</text:span></text:span></text:p>
      <text:p text:style-name="P5"><text:span text:style-name="Source_20_Text"><text:span text:style-name="T5">D</text:span></text:span><text:span text:style-name="Source_20_Text"><text:span text:style-name="T3">isable IPC with –ipcdisable</text:span></text:span></text:p>
      <text:p text:style-name="P5"><text:span text:style-name="Source_20_Text"><text:span text:style-name="T4">See</text:span></text:span><text:span text:style-name="Source_20_Text"><text:span text:style-name="T3"> geth --help</text:span></text:span></text:p>
      <text:p text:style-name="P4"><text:span text:style-name="T1">IPC (interprocess communication) is </text:span><text:span text:style-name="T3">a</text:span><text:span text:style-name="T1"> local pipe local to </text:span><text:span text:style-name="T3">my</text:span><text:span text:style-name="T1"> host</text:span></text:p>
      <text:p text:style-name="P4"><text:span text:style-name="T4">IPC</text:span><text:span text:style-name="T1"> exports all the manag</text:span><text:span text:style-name="T4">e</text:span><text:span text:style-name="T1">ment API's while RPC (remote procedure call) only exports the publicly safe API's</text:span></text:p>
      <text:p text:style-name="P3"><text:span text:style-name="Source_20_Text"><text:span text:style-name="T1">IPC is short for </text:span></text:span><text:a xlink:type="simple" xlink:href="https://en.wikipedia.org/wiki/Inter-process_communication"><text:span text:style-name="Source_20_Text"><text:span text:style-name="T1">inter-process communication</text:span></text:span></text:a><text:span text:style-name="Source_20_Text"><text:span text:style-name="T1"> and is no</text:span></text:span><text:span text:style-name="Source_20_Text"><text:span text:style-name="T3">t a</text:span></text:span><text:span text:style-name="Source_20_Text"><text:span text:style-name="T1"> standard file in </text:span></text:span><text:span text:style-name="Source_20_Text"><text:span text:style-name="T3">my ubuntu</text:span></text:span><text:span text:style-name="Source_20_Text"><text:span text:style-name="T1"> installation or environment but rather a </text:span></text:span><text:a xlink:type="simple" xlink:href="https://en.wikipedia.org/wiki/Unix_domain_socket"><text:span text:style-name="Source_20_Text"><text:span text:style-name="T1">domain sock</text:span></text:span></text:a><text:span text:style-name="Source_20_Text"><text:span text:style-name="T3">et</text:span></text:span></text:p>
      <text:p text:style-name="P3"><text:span text:style-name="T10">A Genesis block is needed to intialise</text:span><text:span text:style-name="T1"> </text:span><text:span text:style-name="T10">my</text:span><text:span text:style-name="T1"> new private blockchain. </text:span><text:span text:style-name="T10">It </text:span><text:span text:style-name="T1">sets a few fundamental parameters, captured in a genesis.json file:</text:span></text:p>
      <text:h text:style-name="P9" text:outline-level="2">Genesis block Explanation</text:h>
      <text:p text:style-name="Text_20_body"><text:span text:style-name="Strong_20_Emphasis">mixhash</text:span> A 256-bit hash which proves, combined with the <text:span text:style-name="Source_20_Text">nonce</text:span>, that a sufficient amount of computation has been carried out on this block: the Proof-of-Work (PoW). The combination of <text:span text:style-name="Source_20_Text">nonce</text:span> and <text:span text:style-name="Source_20_Text">mixhash</text:span> must satisfy a mathematical condition described in the Yellowpaper, 4.3.4. Block Header Validity, (44). It allows to verify that the Block has really been cryptographically <text:soft-page-break/>mined, thus, from this aspect, is valid.</text:p>
      <text:p text:style-name="Text_20_body"><text:span text:style-name="Strong_20_Emphasis">nonce</text:span> A 64-bit hash, which proves, combined with the mix-hash, that a sufficient amount of computation has been carried out on this block: the Proof-of-Work (PoW). The combination of <text:span text:style-name="Source_20_Text">nonce</text:span> and <text:span text:style-name="Source_20_Text">mixhash</text:span> must satisfy a mathematical condition described in the Yellowpaper, 4.3.4. Block Header Validity, (44), and allows to verify that the Block has really been cryptographically mined and thus, from this aspect, is valid. The <text:span text:style-name="Source_20_Text">nonce</text:span> is the cryptographically secure mining proof-of-work that proves beyond reasonable doubt that a particular amount of computation has been expended in the determination of this token value. (Yellowpager, 11.5. Mining Proof-of-Work).</text:p>
      <text:p text:style-name="Text_20_body"><text:span text:style-name="Strong_20_Emphasis">difficulty</text:span> A scalar value corresponding to the difficulty level applied during the <text:span text:style-name="Source_20_Text">nonce</text:span> discovering of this block. It defines the mining Target, which can be calculated from the previous block’s difficulty level and the timestamp. The higher the difficulty, the statistically more calculations a Miner must perform to discover a valid block. This value is used to control the Block generation time of a Blockchain, keeping the Block generation frequency within a target range. On the test network, we keep this value low to avoid waiting during tests, since the discovery of a valid Block is required to execute a transaction on the Blockchain.</text:p>
      <text:p text:style-name="Text_20_body"><text:span text:style-name="Strong_20_Emphasis">alloc</text:span> Allows defining a list of pre-filled wallets. That’s an Ethereum specific functionality to handle the “Ether pre-sale” period. Since we can mine local Ether quickly, we don’t use this option.</text:p>
      <text:p text:style-name="Text_20_body"><text:span text:style-name="Strong_20_Emphasis">coinbase</text:span> The 160-bit address to which all rewards (in Ether) collected from the successful mining of this block have been transferred. They are a sum of the mining reward itself and the Contract transaction execution refunds. Often named “beneficiary” in the specifications, sometimes “etherbase” in the online documentation. This can be anything in the Genesis Block since the value is set by the setting of the Miner when a new Block is created.</text:p>
      <text:p text:style-name="Text_20_body"><text:span text:style-name="Strong_20_Emphasis">timestamp</text:span> A scalar value equal to the reasonable output of Unix <text:span text:style-name="Source_20_Text">time()</text:span> function at this block inception. This mechanism enforces a homeostasis in terms of the time between blocks. A smaller period between the last two blocks results in an increase in the difficulty level and thus additional computation required to find the next valid block. If the period is too large, the difficulty, and expected time to the next block, is reduced. The timestamp also allows verifying the order of block within the chain (Yellowpaper, 4.3.4. (43)).</text:p>
      <text:p text:style-name="Text_20_body"><text:span text:style-name="Strong_20_Emphasis">parentHash</text:span> The Keccak 256-bit hash of the entire parent block header (including its <text:span text:style-name="Source_20_Text">nonce</text:span> and <text:span text:style-name="Source_20_Text">mixhash</text:span>). Pointer to the parent block, thus effectively building the chain of blocks. In the case of the Genesis block, and only in this case, it’s <text:span text:style-name="Source_20_Text">0</text:span>.</text:p>
      <text:p text:style-name="Text_20_body"><text:span text:style-name="Strong_20_Emphasis">extraData</text:span> An optional free, but max. 32-byte long space to conserve smart things for ethernity. :)</text:p>
      <text:p text:style-name="Text_20_body"><text:span text:style-name="Strong_20_Emphasis">gasLimit</text:span> A scalar value equal to the current chain-wide limit of Gas expenditure per block. High in our case to avoid being limited by this threshold during tests. Note: this does not indicate that we should not pay attention to the Gas consumption of our Contracts.</text:p>
      <text:p text:style-name="Text_20_body"><text:span text:style-name="T15">I</text:span>n addition to the fields described by niksmac:</text:p>
      <text:p text:style-name="Text_20_body"><text:span text:style-name="Strong_20_Emphasis">config</text:span> Configuration to describe the chain itself. Specifically the chain ID, the consensus engines to use, as well as the block numbers of any relevant hard forks.</text:p>
      <text:p text:style-name="Horizontal_20_Line"/>
      <text:p text:style-name="Text_20_body"><text:soft-page-break/><text:a xlink:type="simple" xlink:href="https://ethereum.stackexchange.com/questions/15682/the-meaning-specification-of-config-in-genesis-json">The meaning/specification of "config" in genesis.json</text:a></text:p>
      <text:p text:style-name="Text_20_body">See <text:a xlink:type="simple" xlink:href="https://github.com/ethereum/go-ethereum/blob/feeccdf4ec1084b38dac112ff4f86809efd7c0e5/params/config.go#L71"><text:span text:style-name="Source_20_Text">config.go</text:span></text:a>:</text:p>
      <text:p text:style-name="Preformatted_20_Text"><text:span text:style-name="Source_20_Text">type ChainConfig struct {</text:span></text:p>
      <text:p text:style-name="Preformatted_20_Text"><text:span text:style-name="Source_20_Text"><text:s text:c="4"/>ChainId *big.Int `json:"chainId"` // Chain id identifies the current chain and is used for replay protection</text:span></text:p>
      <text:p text:style-name="Preformatted_20_Text"/>
      <text:p text:style-name="Preformatted_20_Text"><text:span text:style-name="Source_20_Text"><text:s text:c="4"/>HomesteadBlock *big.Int `json:"homesteadBlock,omitempty"` // Homestead switch block (nil = no fork, 0 = already homestead)</text:span></text:p>
      <text:p text:style-name="Preformatted_20_Text"><text:span text:style-name="Source_20_Text"><text:s text:c="4"/>DAOForkBlock <text:s text:c="2"/>*big.Int `json:"daoForkBlock,omitempty"` <text:s text:c="2"/>// TheDAO hard-fork switch block (nil = no fork)</text:span></text:p>
      <text:p text:style-name="Preformatted_20_Text"><text:span text:style-name="Source_20_Text"><text:s text:c="4"/>DAOForkSupport bool <text:s text:c="4"/>`json:"daoForkSupport,omitempty"` // Whether the nodes supports or opposes the DAO hard-fork</text:span></text:p>
      <text:p text:style-name="Preformatted_20_Text"/>
      <text:p text:style-name="Preformatted_20_Text"><text:span text:style-name="Source_20_Text"><text:s text:c="4"/>// EIP150 implements the Gas price changes (https://github.com/ethereum/EIPs/issues/150)</text:span></text:p>
      <text:p text:style-name="Preformatted_20_Text"><text:span text:style-name="Source_20_Text"><text:s text:c="4"/>EIP150Block *big.Int <text:s text:c="3"/>`json:"eip150Block,omitempty"` // EIP150 HF block (nil = no fork)</text:span></text:p>
      <text:p text:style-name="Preformatted_20_Text"><text:span text:style-name="Source_20_Text"><text:s text:c="4"/>EIP150Hash <text:s/>common.Hash `json:"eip150Hash,omitempty"` <text:s/>// EIP150 HF hash (fast sync aid)</text:span></text:p>
      <text:p text:style-name="Preformatted_20_Text"/>
      <text:p text:style-name="Preformatted_20_Text"><text:span text:style-name="Source_20_Text"><text:s text:c="4"/>EIP155Block *big.Int `json:"eip155Block,omitempty"` // EIP155 HF block</text:span></text:p>
      <text:p text:style-name="Preformatted_20_Text"><text:span text:style-name="Source_20_Text"><text:s text:c="4"/>EIP158Block *big.Int `json:"eip158Block,omitempty"` // EIP158 HF block</text:span></text:p>
      <text:p text:style-name="Preformatted_20_Text"/>
      <text:p text:style-name="Preformatted_20_Text"><text:span text:style-name="Source_20_Text"><text:s text:c="4"/>// Various consensus engines</text:span></text:p>
      <text:p text:style-name="Preformatted_20_Text"><text:span text:style-name="Source_20_Text"><text:s text:c="4"/>Ethash *EthashConfig `json:"ethash,omitempty"`</text:span></text:p>
      <text:p text:style-name="Preformatted_20_Text"><text:span text:style-name="Source_20_Text"><text:s text:c="4"/>Clique *CliqueConfig `json:"clique,omitempty"`</text:span></text:p>
      <text:p text:style-name="P8"><text:span text:style-name="Source_20_Text">}</text:span></text:p>
      <text:p text:style-name="Text_20_body"/>
      <text:p text:style-name="P7"><text:span text:style-name="Source_20_Text"><text:span text:style-name="T9">+</text:span></text:span></text:p>
      <text:p text:style-name="P13"/>
      <text:p text:style-name="P11"/>
      <text:p text:style-name="P8"><text:span text:style-name="Source_20_Text"><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8:34:48.293609696</meta:creation-date>
    <dc:date>2017-05-25T17:20:38.470524740</dc:date>
    <meta:editing-duration>PT51M19S</meta:editing-duration>
    <meta:editing-cycles>8</meta:editing-cycles>
    <meta:generator>LibreOffice/4.2.8.2$Linux_X86_64 LibreOffice_project/420m0$Build-2</meta:generator>
    <meta:document-statistic meta:table-count="0" meta:image-count="0" meta:object-count="0" meta:page-count="3" meta:paragraph-count="53" meta:word-count="1041" meta:character-count="6797" meta:non-whitespace-character-count="5755"/>
  </office:meta>
</office:document-meta>
</file>